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t 1</text:p>
      <text:p text:style-name="Standard"><text:tab/>If you overheard someone talking about “the fat rat” you may think it's some kind of euphemism or inside joke, but they'd most likely be talking about the Electro-House artist who goes by the name TheFatRat. He is an artist originally from Germany who now lives in Miami Florida. If you were to ask him personally what genre his work falls under (electronic music has a ton of similar sub-genres), he would answer you with “Ze german disco brazza in da glitchy electro house.” He has been releasing his own work as well as countless remixes of popular songs, all of which are terrific, since 2012 and has garnered a decently sized fanbase. </text:p>
      <text:p text:style-name="Standard"><text:tab/>What's truly astounding about TheFatRat's work is the unique feeling he gives to each song. I daresay it would be impossible to find another artist who produces music with a similar sound to his, believe me I've tried. His original works are completely different from other Electro-House and Glitch-Hop artists' approaches. Even his remixes bring a completely new tone to the songs. Take for example his remix of the Gotye song “Somebody That I Used to Know” one that just about everyone <text:span text:style-name="T1">has heard, love it or hate it. It has a very distinct acoustic indie vibe. One that polarizes people's opinions.</text:span> TheFatRat took the song and redid it, essentially using only the original vocals and his own work, and you can hardly tell it's the same song. </text:p>
      <text:p text:style-name="Standard"><text:tab/>It's a little bit easier to understand the uniqueness of TheFatRat's music with a little bit of context about the genres of music he works in. He can be classified into a couple of different genres, electro-house and glitch-hop, even though he doesn't sit completely in either of them. Electro-house is primarily categorized by its fast, heavy beats and prominent drumline. Glitch-Hop is a little bit trickier to define because it mostly just refers to the use of “glitchy” noises in the music, but most of the genre has tended towards using 8-bit style video game noises. TheFatRat takes a little bit of a more lighthearted approach to his music than these genres. Almost all of his work has a happy upbeat sound, and he lacks the bassy “wub wub wub”s that most people associate with electronic music. He is an outlier in terms of the genre he produces in.</text:p>
      <text:p text:style-name="Standard"><text:tab/>If you're not already convinced that the TheFatRat is an amazing artist, wait till you find out that he releases the majority of his music for free. While all of his published work is available on iTunes, beatport and Google Play, for normal sale prices, he also puts everything on Youtube and Soundcloud and provides free downloads, except for a few things he collaborates on where it's not entirely his decision. He allows anybody to use his work as long as they credit him, and only receives revenue through Spotify. </text:p>
      <text:p text:style-name="Standard"><text:tab/>Now that you've heard a little bit about him, let me put my money where my mouth is and talk about some songs specifically. A few of his most notable original works include Windfall, Unity, and Time Lapse. These are probably the most widely sampled songs for public use, understandably so. Take a minute to listen to one or all of these songs, it will be worth your time. All of them are so upbeat and cheerful, you can hear the emotion that's being conveyed through the music even without any lyrics. Whether it's the softer and more playful sound of Windfall or the intense dance beat of Time Lapse, TheFatRat never fails to give life to his music. Windfall is a very upbeat and cheerful song. At times it's very quick with some pretty grungy bass drops, and others its very serene with stacatto flute and piano noises in the foreground. Time Lapse on the other hand starts off strong and does not let up. The whole time it's futuristic sounding progression is playing you feel like you're on an adventure. He never falls into a rut either. Look at his newest work, Monody featuring Laura Brehm, it's a strange crossup of music that sounds like it's from The Lord of the Rings and his own signature electro sound. I know what you're thinking, but don't knock it till you try it, it's surprisingly good.</text:p>
      <text:p text:style-name="Standard"><text:tab/>The difference in all of TheFatRat's music makes it impossible for me to cover all of his work here, but let me tell you it is all unique. If you're curious to what else he has come up with you're going to have to explore that for yourself. TheFatRat has an amazing talent for creating unique captivating music without having to use lyrics. His work is outstanding in his genre and while he is still not the most well known, he is sure to become a huge name. He definitely deserves it.</text:p>
      <text:p text:style-name="Standard"><text:soft-page-break/></text:p>
      <text:p text:style-name="Standard">Part 2</text:p>
      <text:p text:style-name="Standard"><text:tab/>This article is intended to be an artist spotlight. There aren't very many examples of these, but the main ones that I drew my inspiration from are a site called mymusicisbetterthanyours (MMITBY) and The Huffington Post. The ones on MMITBY tend to be shorter more informal pieces. They usually give a brief description of the artist, their music, and why they are noteworthy. On The Huffington Post, they are much longer and more formal. They also tend to take it more seriously, talking about the larger impact of the music. I decided to go for something in between these styles. I kept the tone very informal like on MMIBTY, but I also went into more depth than MMIBTY.</text:p>
      <text:p text:style-name="Standard"><text:tab/>I didn't know anything about this genre going into the project, or any other music writing genre for that matter, so I just had a vague idea of who and what I wanted to write and picked a genre based on that. I chose this genre because my primary goal when writing this piece was to try and present TheFatRat to people in a way that would make them check him out. Somebody in my peer reviews told me that it reads like an advertisement, which at first I was not very happy about, but when I thought about it, that wasn't very far off from my goals. The artist spotlight genres is perfect for my idea because it gives me the freedom to talk about TheFatRat as an artist and about his music. Additionally I am able to pick and choose which music I talk about instead of having to look at a single album. This allowed me to talk about the variety in his work. </text:p>
      <text:p text:style-name="Standard"><text:tab/>I chose to write this piece very informally in order to try and make it more relatable. Seeing The Huffington Post's and MMIBTY's opposite styles, both successful in this genre, I thought that I could probably pick anywhere on the spectrum of formality to suit my needs. I think that by establishing a more informal tone, it allows me to create a more personal image of the artist. Also I think that a formal article just wouldn't suit TheFatRat. Unless it's from a very reputable source or a source known to be serious, I think that people expect pieces of writing on the internet to be lively and engaging. I quoted his self described genre directly in my introductory paragraph (“Ze german disco brazza in da glitchy electro house”) because I feel that it breaks the ice to the reader. After that they are reassured that they aren't in store for something serious or emotional, but rather a lighthearted discussion. On top of that, I don't think readers would appreciate talking about someone named TheFatRat very seriously.</text:p>
      <text:p text:style-name="Standard"><text:tab/>I wanted to make sure that this article was accessible to everyone, even people who are not very <text:s/>acquainted with the genre. To do this, I emphasized in many places how different TheFatRat is than other people in the genre and how he stands out. A lot of people have their own preconceived notions about the electronic genre based on when dubstep was in the mainstream media, but these don't usually line up with electronic music as a whole, so I made sure to make it clear to the readers that the music is different from what they are probably expecting in sentences like “Almost all of his work has a happy upbeat sound, and he lacks the bassy “wub wub wub”s that most people associate with electronic music” and “I daresay it would be impossible to find another artist who produces music with a similar sound to his, believe me I've tried.”</text:p>
      <text:p text:style-name="Standard"><text:tab/>This project required a fair bit of research and preparation. First of all, after I had decided to do an artist spotlight, I would have to analyze some songs to a degree if I wanted to meet the length requirement, so I had to figure out which songs to talk about to best get an idea of TheFatRat's music. I actually would have liked to spend more time going into the songs in depth, but I feel that spending much more time on it than I did would draw attention away from TheFatRat himself. I actually had to spend a lot more time than I expected finding out information about TheFatRat. There is not much about him publicly, so I contacted him through his Facebook page and asked him questions directly to get most of my information. </text:p>
      <text:p text:style-name="Standard"><text:tab/>Overall, I'd say that I achieved my goals for writing this piece. I paid close attention to keeping my tone informal, but still offering substantive insights. The only thing that I would like to change if I were to go back would be to spend more time on the music. This isn't particularly prevalent in the genre, but I feel that it would help a lot for my goal of getting people interested in TheFatR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1-16T18:51:17.01</meta:creation-date>
    <dc:date>2015-12-06T22:49:29.28</dc:date>
    <dc:creator>Robert Ritchie</dc:creator>
    <meta:editing-duration>PT20H9M2S</meta:editing-duration>
    <meta:editing-cycles>8</meta:editing-cycles>
    <meta:generator>OpenOffice/4.1.1$Win32 OpenOffice.org_project/411m6$Build-9775</meta:generator>
    <meta:document-statistic meta:table-count="0" meta:image-count="0" meta:object-count="0" meta:page-count="2" meta:paragraph-count="14" meta:word-count="1640" meta:character-count="9109"/>
  </office:meta>
</office:document-meta>
</file>